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8404ef"/>
    </style:style>
    <style:style style:name="P2" style:family="paragraph" style:parent-style-name="Text_20_body">
      <style:text-properties style:font-name="Arial" officeooo:paragraph-rsid="000e9558"/>
    </style:style>
    <style:style style:name="P3" style:family="paragraph" style:parent-style-name="Text_20_body">
      <style:text-properties style:font-name="Arial" officeooo:rsid="000e9558" officeooo:paragraph-rsid="000e9558"/>
    </style:style>
    <style:style style:name="P4" style:family="paragraph" style:parent-style-name="Text_20_body">
      <style:text-properties style:font-name="Arial" fo:font-weight="normal" officeooo:rsid="009b2a58" officeooo:paragraph-rsid="009b2a58" style:font-weight-asian="normal" style:font-weight-complex="normal"/>
    </style:style>
    <style:style style:name="P5" style:family="paragraph" style:parent-style-name="Text_20_body">
      <style:text-properties officeooo:paragraph-rsid="009b2a58"/>
    </style:style>
    <style:style style:name="P6" style:family="paragraph" style:parent-style-name="Heading_20_1">
      <style:text-properties style:font-name="Arial"/>
    </style:style>
    <style:style style:name="P7" style:family="paragraph" style:parent-style-name="Heading_20_1">
      <style:text-properties style:font-name="Arial" officeooo:rsid="00393b55" officeooo:paragraph-rsid="00393b55"/>
    </style:style>
    <style:style style:name="P8" style:family="paragraph" style:parent-style-name="Heading_20_1">
      <style:text-properties officeooo:paragraph-rsid="00a131a0"/>
    </style:style>
    <style:style style:name="P9" style:family="paragraph" style:parent-style-name="Text_20_body" style:list-style-name="L1">
      <style:text-properties style:font-name="Arial" fo:font-weight="normal" officeooo:rsid="009b2a58" officeooo:paragraph-rsid="009b2a58" style:font-weight-asian="normal" style:font-weight-complex="normal"/>
    </style:style>
    <style:style style:name="P10" style:family="paragraph" style:parent-style-name="Text_20_body">
      <style:text-properties style:font-name="Arial" fo:font-weight="normal" officeooo:rsid="002ca467" officeooo:paragraph-rsid="00a131a0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a2a481" officeooo:paragraph-rsid="00a2a481" style:font-weight-asian="normal" style:font-weight-complex="normal"/>
    </style:style>
    <style:style style:name="P12" style:family="paragraph" style:parent-style-name="Text_20_body">
      <style:text-properties style:font-name="Arial" officeooo:rsid="009f7719" officeooo:paragraph-rsid="009f7719"/>
    </style:style>
    <style:style style:name="P13" style:family="paragraph" style:parent-style-name="Text_20_body">
      <style:text-properties style:font-name="Arial" fo:font-weight="bold" officeooo:rsid="0073f60c" officeooo:paragraph-rsid="00a131a0" style:font-weight-asian="bold" style:font-weight-complex="bold"/>
    </style:style>
    <style:style style:name="P14" style:family="paragraph" style:parent-style-name="Text_20_body">
      <style:text-properties style:font-name="Arial" fo:font-weight="bold" officeooo:paragraph-rsid="00a131a0" style:font-weight-asian="bold" style:font-weight-complex="bold"/>
    </style:style>
    <style:style style:name="P15" style:family="paragraph" style:parent-style-name="Text_20_body">
      <style:text-properties officeooo:paragraph-rsid="00393b55"/>
    </style:style>
    <style:style style:name="T1" style:family="text">
      <style:text-properties officeooo:rsid="0073f60c"/>
    </style:style>
    <style:style style:name="T2" style:family="text">
      <style:text-properties officeooo:rsid="008fb1f8"/>
    </style:style>
    <style:style style:name="T3" style:family="text">
      <style:text-properties officeooo:rsid="009c833a"/>
    </style:style>
    <style:style style:name="T4" style:family="text">
      <style:text-properties officeooo:rsid="009cff95"/>
    </style:style>
    <style:style style:name="T5" style:family="text">
      <style:text-properties officeooo:rsid="009f7719"/>
    </style:style>
    <style:style style:name="T6" style:family="text">
      <style:text-properties officeooo:rsid="0034ca50"/>
    </style:style>
    <style:style style:name="T7" style:family="text">
      <style:text-properties officeooo:rsid="0084d18f"/>
    </style:style>
    <style:style style:name="T8" style:family="text">
      <style:text-properties officeooo:rsid="006eb21b"/>
    </style:style>
    <style:style style:name="T9" style:family="text">
      <style:text-properties officeooo:rsid="002ca467"/>
    </style:style>
    <style:style style:name="T10" style:family="text">
      <style:text-properties officeooo:rsid="00861eed"/>
    </style:style>
    <style:style style:name="T11" style:family="text">
      <style:text-properties fo:font-weight="normal" officeooo:rsid="002ca467" style:font-weight-asian="normal" style:font-weight-complex="normal"/>
    </style:style>
    <style:style style:name="T12" style:family="text">
      <style:text-properties fo:font-weight="normal" officeooo:rsid="0084d18f" style:font-weight-asian="normal" style:font-weight-complex="normal"/>
    </style:style>
    <style:style style:name="T13" style:family="text">
      <style:text-properties fo:font-weight="normal" officeooo:rsid="00573b89" style:font-weight-asian="normal" style:font-weight-complex="normal"/>
    </style:style>
    <style:style style:name="T14" style:family="text">
      <style:text-properties fo:font-weight="normal" officeooo:rsid="00a131a0" style:font-weight-asian="normal" style:font-weight-complex="normal"/>
    </style:style>
    <style:style style:name="T15" style:family="text">
      <style:text-properties officeooo:rsid="0060f05f"/>
    </style:style>
    <style:style style:name="T16" style:family="text">
      <style:text-properties officeooo:rsid="00a131a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bout</text:h>
      <text:p text:style-name="P2"/>
      <text:p text:style-name="P3">This document describes <text:span text:style-name="T2">the </text:span><text:span text:style-name="T5">information api for a hifadhi instance.</text:span></text:p>
      <text:h text:style-name="P7" text:outline-level="1">How it wor<text:span text:style-name="T1">ks</text:span></text:h>
      <text:p text:style-name="P15"/>
      <text:p text:style-name="P12">The API is put in place to retrieve log, storage and cache information from an instance, but it is pretty resource intensive as it runs with a time and space complexity of O(n).</text:p>
      <text:h text:style-name="P8" text:outline-level="1">API Calls</text:h>
      <text:p text:style-name="P13"/>
      <text:p text:style-name="P14"><text:span text:style-name="T6">(</text:span><text:span text:style-name="T16">GET</text:span><text:span text:style-name="T8">)</text:span><text:span text:style-name="T6"> </text:span>/<text:span text:style-name="T9">api/version/</text:span><text:span text:style-name="T16">information</text:span><text:span text:style-name="T9"> →</text:span><text:span text:style-name="T11"> </text:span></text:p>
      <text:p text:style-name="P14"><text:tab/><text:span text:style-name="T13">headers(SHARD_KEY)</text:span></text:p>
      <text:p text:style-name="P10"><text:tab/><text:span text:style-name="T8">Parameters:</text:span></text:p>
      <text:p text:style-name="P10"><text:tab/><text:tab/><text:span text:style-name="T16">count: The information retrieval count</text:span></text:p>
      <text:p text:style-name="P10"><text:tab/>Responses:</text:p>
      <text:p text:style-name="P10"><text:tab/><text:tab/>200 → <text:span text:style-name="T15">Success</text:span></text:p>
      <text:p text:style-name="P10"><text:tab/><text:tab/>* </text:p>
      <text:p text:style-name="P10"/>
      <text:p text:style-name="P14"><text:span text:style-name="T6">(</text:span><text:span text:style-name="T16">GET</text:span><text:span text:style-name="T8">)</text:span><text:span text:style-name="T6"> </text:span>/<text:span text:style-name="T9">api/version/</text:span><text:span text:style-name="T16">logs</text:span><text:span text:style-name="T9"> →</text:span><text:span text:style-name="T11"> </text:span></text:p>
      <text:p text:style-name="P14"><text:tab/><text:span text:style-name="T13">headers(SHARD_KEY)</text:span></text:p>
      <text:p text:style-name="P10"><text:tab/><text:span text:style-name="T8">Parameters:</text:span></text:p>
      <text:p text:style-name="P10"><text:tab/><text:tab/><text:span text:style-name="T16">count: The information retrieval count</text:span></text:p>
      <text:p text:style-name="P10"><text:tab/>Responses:</text:p>
      <text:p text:style-name="P10"><text:tab/><text:tab/>200 → <text:span text:style-name="T15">Success</text:span></text:p>
      <text:p text:style-name="P10"><text:tab/><text:tab/>* </text:p>
      <text:p text:style-name="P11">(DELETE) request will flush the log f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8404e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8-03T15:33:14.109000000</dc:date>
    <meta:editing-duration>P1DT9H48M30S</meta:editing-duration>
    <meta:editing-cycles>6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0" meta:word-count="86" meta:character-count="571" meta:non-whitespace-character-count="483"/>
  </office:meta>
</office:document-meta>
</file>